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charset="x-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FreeSans" svg:font-family="FreeSans" style:font-family-generic="system" style:font-pitch="variable"/>
    <style:font-face style:name="Symbol1" svg:font-family="Symbol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.282cm" loext:contextual-spacing="false" fo:line-height="0.457cm" fo:text-align="start" style:justify-single-word="false" fo:text-indent="0.501cm" style:auto-text-indent="false"/>
    </style:style>
    <style:style style:name="P2" style:family="paragraph" style:parent-style-name="Standard">
      <style:paragraph-properties fo:margin-left="0cm" fo:margin-right="0cm" fo:margin-top="0cm" fo:margin-bottom="0.282cm" loext:contextual-spacing="false" fo:line-height="0.457cm" fo:text-align="start" style:justify-single-word="false" fo:text-indent="0.501cm" style:auto-text-indent="false"/>
      <style:text-properties fo:color="#00000a" style:font-name="Times New Roman" fo:font-size="11pt" fo:letter-spacing="normal" fo:background-color="#ffffff" style:font-name-asian="Times New Roman1" style:font-size-asian="11pt" style:font-name-complex="Times New Roman1"/>
    </style:style>
    <style:style style:name="P3" style:family="paragraph" style:parent-style-name="Standard" style:master-page-name="Standard">
      <style:paragraph-properties fo:margin-left="0cm" fo:margin-right="0cm" fo:margin-top="0cm" fo:margin-bottom="0.282cm" loext:contextual-spacing="false" fo:line-height="0.457cm" fo:text-align="start" style:justify-single-word="false" fo:text-indent="0.501cm" style:auto-text-indent="false" style:page-number="auto"/>
    </style:style>
    <style:style style:name="P4" style:family="paragraph" style:parent-style-name="Standard" style:list-style-name="WWNum1">
      <style:paragraph-properties fo:margin-left="1.27cm" fo:margin-right="0cm" fo:margin-top="0cm" fo:margin-bottom="0.282cm" loext:contextual-spacing="false" fo:line-height="0.457cm" fo:text-align="start" style:justify-single-word="false" fo:text-indent="0.501cm" style:auto-text-indent="false">
        <style:tab-stops>
          <style:tab-stop style:position="0.635cm"/>
        </style:tab-stops>
      </style:paragraph-properties>
    </style:style>
    <style:style style:name="P5" style:family="paragraph" style:parent-style-name="Standard" style:list-style-name="WWNum1">
      <style:paragraph-properties fo:margin-left="1.27cm" fo:margin-right="0cm" fo:margin-top="0cm" fo:margin-bottom="0.282cm" loext:contextual-spacing="false" fo:line-height="0.457cm" fo:text-align="start" style:justify-single-word="false" fo:text-indent="0.501cm" style:auto-text-indent="false">
        <style:tab-stops>
          <style:tab-stop style:position="0.635cm"/>
        </style:tab-stops>
      </style:paragraph-properties>
      <style:text-properties fo:color="#00000a" style:font-name="Times New Roman" fo:font-size="11pt" fo:letter-spacing="normal" fo:background-color="#ffffff" style:font-name-asian="Times New Roman1" style:font-size-asian="11pt" style:font-name-complex="Times New Roman1"/>
    </style:style>
    <style:style style:name="P6" style:family="paragraph" style:parent-style-name="Standard" style:list-style-name="">
      <style:paragraph-properties fo:margin-left="0cm" fo:margin-right="0cm" fo:margin-top="0cm" fo:margin-bottom="0.282cm" loext:contextual-spacing="false" fo:line-height="0.457cm" fo:text-align="start" style:justify-single-word="false" fo:orphans="0" fo:widows="0" fo:text-indent="0cm" style:auto-text-indent="false" style:writing-mode="lr-tb">
        <style:tab-stops>
          <style:tab-stop style:position="0.635cm"/>
        </style:tab-stops>
      </style:paragraph-properties>
    </style:style>
    <style:style style:name="P7" style:family="paragraph" style:parent-style-name="Standard" style:list-style-name="WWNum1">
      <style:paragraph-properties fo:margin-top="0cm" fo:margin-bottom="0.282cm" loext:contextual-spacing="false" fo:line-height="0.457cm" fo:text-align="start" style:justify-single-word="false">
        <style:tab-stops>
          <style:tab-stop style:position="0.635cm"/>
        </style:tab-stops>
      </style:paragraph-properties>
    </style:style>
    <style:style style:name="P8" style:family="paragraph" style:parent-style-name="Standard" style:list-style-name="WWNum1">
      <style:paragraph-properties fo:margin-left="1.27cm" fo:margin-right="0cm" fo:margin-top="0cm" fo:margin-bottom="0.282cm" loext:contextual-spacing="false" fo:line-height="0.457cm" fo:text-align="start" style:justify-single-word="false" fo:text-indent="-0.635cm" style:auto-text-indent="false">
        <style:tab-stops>
          <style:tab-stop style:position="0.635cm"/>
        </style:tab-stops>
      </style:paragraph-properties>
    </style:style>
    <style:style style:name="T1" style:family="text">
      <style:text-properties fo:color="#00000a" style:font-name="Times New Roman" fo:font-size="16pt" fo:letter-spacing="normal" fo:font-weight="bold" fo:background-color="#ffffff" loext:char-shading-value="0" style:font-name-asian="Times New Roman1" style:font-size-asian="16pt" style:font-weight-asian="bold" style:font-name-complex="Times New Roman1"/>
    </style:style>
    <style:style style:name="T2" style:family="text">
      <style:text-properties fo:color="#00000a" style:font-name="Times New Roman" fo:font-size="16pt" fo:letter-spacing="normal" fo:font-weight="bold" style:font-name-asian="Times New Roman1" style:font-size-asian="16pt" style:font-weight-asian="bold" style:font-name-complex="Times New Roman1" fo:background-color="#ffffff"/>
    </style:style>
    <style:style style:name="T3" style:family="text">
      <style:text-properties fo:color="#00000a" style:font-name="Times New Roman" fo:font-size="11pt" fo:letter-spacing="normal" fo:background-color="#ffffff" loext:char-shading-value="0" style:font-name-asian="Times New Roman1" style:font-size-asian="11pt" style:font-name-complex="Times New Roman1"/>
    </style:style>
    <style:style style:name="T4" style:family="text">
      <style:text-properties fo:color="#00000a" style:font-name="Times New Roman" fo:font-size="11pt" fo:letter-spacing="normal" style:font-name-asian="Times New Roman1" style:font-size-asian="11pt" style:font-name-complex="Times New Roman1" fo:background-color="#ffffff"/>
    </style:style>
    <style:style style:name="T5" style:family="text">
      <style:text-properties fo:color="#00000a" style:font-name="Times New Roman" fo:font-size="11pt" fo:letter-spacing="normal" fo:font-weight="bold" fo:background-color="#ffffff" loext:char-shading-value="0" style:font-name-asian="Times New Roman1" style:font-size-asian="11pt" style:font-weight-asian="bold" style:font-name-complex="Times New Roman1"/>
    </style:style>
    <style:style style:name="T6" style:family="text">
      <style:text-properties fo:color="#00000a" style:font-name="Times New Roman" fo:font-size="11pt" fo:letter-spacing="normal" fo:font-weight="bold" style:font-name-asian="Times New Roman1" style:font-size-asian="11pt" style:font-weight-asian="bold" style:font-name-complex="Times New Roman1" fo:background-color="#ffffff"/>
    </style:style>
    <style:style style:name="T7" style:family="text">
      <style:text-properties fo:color="#00000a" style:font-name="Times New Roman" fo:font-size="11pt" fo:letter-spacing="normal" fo:font-style="italic" fo:background-color="#ffffff" loext:char-shading-value="0" style:font-name-asian="Times New Roman1" style:font-size-asian="11pt" style:font-style-asian="italic" style:font-name-complex="Times New Roman1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">Установка Системы с диска «Astralinux Смоленск»</text:span></text:p>
      <text:p text:style-name="P1"><text:span text:style-name="T3">Подключить внешний оптический привод с установочным диском “AstraLinux Смоленск”</text:span></text:p>
      <text:p text:style-name="P1"><text:span text:style-name="T3">Зайти в Bios нажав del при загрузке компьютера</text:span></text:p>
      <text:p text:style-name="P1"><text:span text:style-name="T3">В BIOS выбрать раздел BOOT</text:span></text:p>
      <text:p text:style-name="P1"><text:span text:style-name="T3">Выставить в очереди boot device Внешний оптический привод как First boot device</text:span></text:p>
      <text:p text:style-name="P1"><text:span text:style-name="T3">Сохранить настройки и перезагрузить компьютер</text:span></text:p>
      <text:p text:style-name="P1"><text:span text:style-name="T3">При включении компьютера запустится установка Astralinux</text:span></text:p>
      <text:p text:style-name="P1"><text:span text:style-name="T3">В первом окне выбираем “Графическая установка”</text:span></text:p>
      <text:p text:style-name="P1"><text:span text:style-name="T3">Переключение метод переключения между языками Ctrl+Shift</text:span></text:p>
      <text:p text:style-name="P1"><text:span text:style-name="T3">В следующем окне указываем имя пользователя user пароль 12345678</text:span></text:p>
      <text:p text:style-name="P1"><text:span text:style-name="T3">Часовой пояс: Москва (GMT+3)</text:span></text:p>
      <text:p text:style-name="P1"><text:span text:style-name="T3">В следующем окне выбираем метод разметки “использовать весь диск”</text:span></text:p>
      <text:p text:style-name="P1"><text:span text:style-name="T3">Далее выбираем диск, в случае UNO он один Kingston</text:span></text:p>
      <text:p text:style-name="P1"><text:span text:style-name="T3">Схема размещения: все файлы в одном разделе</text:span></text:p>
      <text:p text:style-name="P1"><text:span text:style-name="T3">В следующем окне выбираем “закончить изменения и записать изменения на диск”</text:span></text:p>
      <text:p text:style-name="P1"><text:span text:style-name="T3">В следующем окне подтверждаем запись изменений на диск</text:span></text:p>
      <text:p text:style-name="P1"><text:span text:style-name="T3">В окне выбора программного обеспечения выбираем все кроме средств мультимедиа</text:span></text:p>
      <text:p text:style-name="P1"><text:span text:style-name="T3">В случае установки оконечной версии AstraLinux (та которая будет работать постоянно после ПНР и т.д.) выбираем режим киоска.</text:span></text:p>
      <text:p text:style-name="P1"><text:span text:style-name="T3">В окне дополнительных настроек ОС ничего</text:span></text:p>
      <text:p text:style-name="P1"><text:span text:style-name="T3">Установка GRUB </text:span></text:p>
      <text:p text:style-name="P1"><text:span text:style-name="T3">Пароль для GRUB 12345678</text:span></text:p>
      <text:p text:style-name="P2"/>
      <text:p text:style-name="P2"/>
      <text:p text:style-name="P2"/>
      <text:p text:style-name="P1"><text:span text:style-name="T3">После включения ОС заходим в пуск-настройки-вход в систему автоматический </text:span></text:p>
      <text:p text:style-name="P1"><text:span text:style-name="T3">Поскольку большинство операций в дальнейшем будет производиться из под root’а, то для удобства создаем файл открывающий файловое хранилище с root-правами для чего копируем Ярлык файлового хранилища и в его настройках прописываем перед командой “sudo”</text:span></text:p>
      <text:p text:style-name="P1"><text:span text:style-name="T3">Копировать папку proj с тремя файлами "*.py" в /home/user </text:span></text:p>
      <text:p text:style-name="P2"/>
      <text:p text:style-name="P2"><text:soft-page-break/></text:p>
      <text:p text:style-name="P1"><text:span text:style-name="T5">Установка пакетов</text:span></text:p>
      <text:p text:style-name="P1"><text:span text:style-name="T3">Заходим в Пуск-настройки-менеджер пакетов</text:span></text:p>
      <text:p text:style-name="P1"><text:span text:style-name="T3">Добавляем компакт-диски как репозитории (Правка — Добавить компакт-диск)</text:span></text:p>
      <text:p text:style-name="P1"><text:span text:style-name="T3">Astra 1.5 Install</text:span></text:p>
      <text:p text:style-name="P1"><text:span text:style-name="T3">Astra 1.5 Developer</text:span></text:p>
      <text:p text:style-name="P1"><text:span text:style-name="T3">Обновляем сведения о пакетах (Правка — Обновить сведения о пакетах)</text:span></text:p>
      <text:p text:style-name="P1"><text:span text:style-name="T3">В окне быстрого фильтра на верхней панели вводим “postgresql-astra-devel” находим нужный пакет выделяем правой кнопкой мыши в всплывающей вкладке выбираем “добавить для установки”</text:span></text:p>
      <text:p text:style-name="P1"><text:span text:style-name="T3">Аналогичным образом устанавливаем пакеты libqt5sql5-psql, g++, </text:span><text:span text:style-name="T7">установятся автоматом с g++, проконтролировать</text:span><text:span text:style-name="T3"> (g++-4.7, gcc-4.7, make), postgresql-contrib-9.4, gdb, pgadmin3, libgl1-mesa-dev</text:span></text:p>
      <text:p text:style-name="P1"><text:span text:style-name="T3">Для работы утилит необходимо установить qt версиии 5.5.1</text:span></text:p>
      <text:p text:style-name="P1"><text:span text:style-name="T3">Следовать инструкции по настройке PostgreSQL (каталог Настройка AstraLinux)</text:span></text:p>
      <text:p text:style-name="P1"><text:span text:style-name="T3">***</text:span></text:p>
      <text:p text:style-name="P1"><text:span text:style-name="T3">***</text:span></text:p>
      <text:p text:style-name="P1"><text:span text:style-name="T3">Перенести файлы pg_hbu.conf и postgresql.conf из папки postgres_setup_conf в папку etc/postgresql/9.4/main</text:span></text:p>
      <text:p text:style-name="P1"><text:span text:style-name="T3">Из папки Astra settings/postgeressetup файл bytes to float.so помещаем в /usr/lib/postgresql/9.4/lib</text:span></text:p>
      <text:p text:style-name="P1"><text:span text:style-name="T3">Запускаем pgAdminIII</text:span></text:p>
      <text:p text:style-name="P1"><text:span text:style-name="T3">Выбираем “создать подключение к серверу”</text:span></text:p>
      <text:p text:style-name="P1"><text:span text:style-name="T3">Имя: любое</text:span></text:p>
      <text:p text:style-name="P1"><text:span text:style-name="T3">Хост: localhost</text:span></text:p>
      <text:p text:style-name="P1"><text:span text:style-name="T3">Пароль: postgres</text:span></text:p>
      <text:p text:style-name="P1"><text:span text:style-name="T3">В следующий окнах нажимаем “ок”</text:span></text:p>
      <text:p text:style-name="P1"><text:span text:style-name="T3">Добавление базы данных</text:span></text:p>
      <text:p text:style-name="P1"><text:span text:style-name="T3">Создаем базу данных “cms_db”</text:span></text:p>
      <text:p text:style-name="P1"><text:span text:style-name="T3">Открыть ее в левом окне и добавить из папки Astra settings</text:span></text:p>
      <text:p text:style-name="P2"/>
      <text:p text:style-name="P2"/>
      <text:p text:style-name="P2"/>
      <text:p text:style-name="P1"><text:soft-page-break/><text:span text:style-name="T5">Установк qt</text:span></text:p>
      <text:p text:style-name="P2"/>
      <text:p text:style-name="P1"><text:span text:style-name="T3">Заходим в папку home/user/distrib</text:span></text:p>
      <text:p text:style-name="P1"><text:span text:style-name="T3">Проверяем флажок на то является ли файл исполняемым</text:span></text:p>
      <text:p text:style-name="P1"><text:span text:style-name="T3">В верхней панели окна открываем терминал</text:span></text:p>
      <text:p text:style-name="P1"><text:span text:style-name="T3">Для запуска файла из терминала используется “./имя файла”</text:span></text:p>
      <text:list xml:id="list4115093370" text:style-name="WWNum1">
        <text:list-item>
          <text:p text:style-name="P4"><text:span text:style-name="T3">В окнах установки ничего не изменяя выбираем Далее и Skip, Установить.</text:span></text:p>
        </text:list-item>
      </text:list>
      <text:p text:style-name="P6"><text:span text:style-name="T3">***</text:span></text:p>
      <text:p text:style-name="P6"><text:span text:style-name="T3">***</text:span></text:p>
      <text:list xml:id="list134933735222211" text:continue-numbering="true" text:style-name="WWNum1">
        <text:list-item>
          <text:p text:style-name="P4"><text:span text:style-name="T5">Создание образа диска в программе HDD_copy</text:span></text:p>
        </text:list-item>
        <text:list-item>
          <text:p text:style-name="P4"><text:span text:style-name="T3">Данная программа используется только с ос windows</text:span></text:p>
        </text:list-item>
        <text:list-item>
          <text:p text:style-name="P4"><text:span text:style-name="T3">Для записи диска выбираем необходимый диск и путь куда сохранить файл с образом</text:span></text:p>
        </text:list-item>
        <text:list-item>
          <text:p text:style-name="P4"><text:span text:style-name="T3">При записи на диск соответственно выбираем файл образа диска и выбираем диск на который монтировать данный образ</text:span></text:p>
        </text:list-item>
      </text:list>
      <text:p text:style-name="P6"><text:span text:style-name="T3">***</text:span></text:p>
      <text:p text:style-name="P6"><text:span text:style-name="T3">***</text:span></text:p>
      <text:list xml:id="list134934491948285" text:continue-numbering="true" text:style-name="WWNum1">
        <text:list-item>
          <text:p text:style-name="P4"><text:span text:style-name="T5">Установка AggreGate</text:span></text:p>
        </text:list-item>
        <text:list-item>
          <text:p text:style-name="P5"/>
        </text:list-item>
        <text:list-item>
          <text:p text:style-name="P4"><text:span text:style-name="T3">Зайти в </text:span><text:bookmark-start text:name="__DdeLink__112_1341164997"/><text:span text:style-name="T3">/opt/</text:span><text:bookmark-end text:name="__DdeLink__112_1341164997"/><text:span text:style-name="T3">AggreGate</text:span></text:p>
        </text:list-item>
        <text:list-item>
          <text:p text:style-name="P4"><text:span text:style-name="T3">Режим создания ресурсов отключен</text:span></text:p>
        </text:list-item>
        <text:list-item>
          <text:p text:style-name="P7"><text:span text:style-name="T3">Драйвер для Aggregate необходимый для работы postgresql-9.4.1208.jre6.jar копируем в /opt/AggreGate/jar</text:span></text:p>
        </text:list-item>
        <text:list-item>
          <text:p text:style-name="P4"><text:span text:style-name="T3">Файлы конфигурации ag_server_service и widget_player расширяем до 1024Мб, приводим их к виду на скриншоте</text:span></text:p>
        </text:list-item>
        <text:list-item>
          <text:p text:style-name="P4"><text:span text:style-name="T3">Скриншот</text:span></text:p>
        </text:list-item>
        <text:list-item>
          <text:p text:style-name="P5"/>
        </text:list-item>
        <text:list-item>
          <text:p text:style-name="P4"><text:span text:style-name="T3">Чтобы AggreGate автоматически запускался при запуске машины заходим в Пуск-&gt;Настройки-&gt;Автостарт</text:span></text:p>
        </text:list-item>
        <text:list-item>
          <text:p text:style-name="P4"><text:span text:style-name="T3">Добавить приложение (синий плюс)</text:span></text:p>
        </text:list-item>
        <text:list-item>
          <text:p text:style-name="P4"><text:span text:style-name="T3">Прописываем команду sudo /opt/AggreGate/ag_server_service start</text:span></text:p>
        </text:list-item>
        <text:list-item>
          <text:p text:style-name="P4"><text:span text:style-name="T3">Путь к файлу /opt/AggreGate</text:span></text:p>
        </text:list-item>
        <text:list-item>
          <text:p text:style-name="P5"/>
        </text:list-item>
        <text:list-item>
          <text:p text:style-name="P4"><text:soft-page-break/><text:span text:style-name="T3">Для перезагрузки сервера</text:span></text:p>
        </text:list-item>
        <text:list-item>
          <text:p text:style-name="P4"><text:span text:style-name="T3">В папке AggreGate открываем терминал и в нем прописываем ./ag_server_service restart</text:span></text:p>
        </text:list-item>
        <text:list-item>
          <text:p text:style-name="P4"><text:span text:style-name="T3">Запускаем AggreGate Client</text:span></text:p>
        </text:list-item>
        <text:list-item>
          <text:p text:style-name="P4"><text:span text:style-name="T3">Рабочее пространство указываем default</text:span></text:p>
        </text:list-item>
        <text:list-item>
          <text:p text:style-name="P5"/>
        </text:list-item>
        <text:list-item>
          <text:p text:style-name="P4"><text:span text:style-name="T5">Настройка сервера</text:span></text:p>
        </text:list-item>
        <text:list-item>
          <text:p text:style-name="P4"><text:span text:style-name="T3">Вкладка “База данных”</text:span></text:p>
        </text:list-item>
        <text:list-item>
          <text:p text:style-name="P4"><text:span text:style-name="T3">Настройка хранилищ</text:span></text:p>
        </text:list-item>
        <text:list-item>
          <text:p text:style-name="P4"><text:span text:style-name="T3">Хранилище конфигураций - реляционная база данных</text:span></text:p>
        </text:list-item>
        <text:list-item>
          <text:p text:style-name="P4"><text:span text:style-name="T3">Хранилище событий – реляционная база данных</text:span></text:p>
        </text:list-item>
        <text:list-item>
          <text:p text:style-name="P4"><text:span text:style-name="T3">Драйвер – org.postgesql.driver</text:span></text:p>
        </text:list-item>
        <text:list-item>
          <text:p text:style-name="P4"><text:span text:style-name="T3">Адрес базы данных jbdc:postgresql:localhost:5432/agg_db</text:span></text:p>
        </text:list-item>
        <text:list-item>
          <text:p text:style-name="P4"><text:span text:style-name="T3">Login postgres</text:span></text:p>
        </text:list-item>
        <text:list-item>
          <text:p text:style-name="P4"><text:span text:style-name="T3">Password postgres</text:span></text:p>
        </text:list-item>
        <text:list-item>
          <text:p text:style-name="P4"><text:span text:style-name="T3">Диалект PostgreSQL</text:span></text:p>
        </text:list-item>
        <text:list-item>
          <text:p text:style-name="P8"><text:span text:style-name="T3">Минимальный размер соединений = 3</text:span></text:p>
        </text:list-item>
        <text:list-item>
          <text:p text:style-name="P8"><text:span text:style-name="T3">Максимальный размер соединений = 6</text:span></text:p>
        </text:list-item>
        <text:list-item>
          <text:p text:style-name="P8"><text:span text:style-name="T3">Веб прилож – отключен</text:span></text:p>
        </text:list-item>
        <text:list-item>
          <text:p text:style-name="P8"><text:span text:style-name="T3">Обработка событий – убрать все галки</text:span></text:p>
        </text:list-item>
        <text:list-item>
          <text:p text:style-name="P8"><text:span text:style-name="T3">Хранилище событий – убрать все галки</text:span></text:p>
        </text:list-item>
        <text:list-item>
          <text:p text:style-name="P5"/>
        </text:list-item>
        <text:list-item>
          <text:p text:style-name="P4"><text:span text:style-name="T3">Отключить активные расширения кроме</text:span></text:p>
        </text:list-item>
        <text:list-item>
          <text:p text:style-name="P4"><text:span text:style-name="T3">Nosql persistens</text:span></text:p>
        </text:list-item>
        <text:list-item>
          <text:p text:style-name="P4"><text:span text:style-name="T3">Alerts</text:span></text:p>
        </text:list-item>
        <text:list-item>
          <text:p text:style-name="P4"><text:span text:style-name="T3">Email</text:span></text:p>
        </text:list-item>
        <text:list-item>
          <text:p text:style-name="P4"><text:span text:style-name="T3">SMS</text:span></text:p>
        </text:list-item>
        <text:list-item>
          <text:p text:style-name="P4"><text:span text:style-name="T3">Widget</text:span></text:p>
        </text:list-item>
        <text:list-item>
          <text:p text:style-name="P4"><text:span text:style-name="T3">Queries</text:span></text:p>
        </text:list-item>
        <text:list-item>
          <text:p text:style-name="P4"><text:span text:style-name="T3">Models</text:span></text:p>
        </text:list-item>
        <text:list-item>
          <text:p text:style-name="P4"><text:span text:style-name="T3">Common Data</text:span></text:p>
        </text:list-item>
        <text:list-item>
          <text:p text:style-name="P4"><text:soft-page-break/><text:span text:style-name="T3">Все начинающиеся с SQL</text:span></text:p>
        </text:list-item>
        <text:list-item>
          <text:p text:style-name="P5"/>
        </text:list-item>
        <text:list-item>
          <text:p text:style-name="P4"><text:span text:style-name="T3">Добавить устройство в правом окне</text:span></text:p>
        </text:list-item>
        <text:list-item>
          <text:p text:style-name="P4"><text:span text:style-name="T3">Во вкладке выбираем устройство – база данных</text:span></text:p>
        </text:list-item>
        <text:list-item>
          <text:p text:style-name="P4"><text:span text:style-name="T3">URL соединения jdbc:postgresql://localhost.5432/cms_db</text:span></text:p>
        </text:list-item>
        <text:list-item>
          <text:p text:style-name="P4"><text:span text:style-name="T3">Логин postgres</text:span></text:p>
        </text:list-item>
        <text:list-item>
          <text:p text:style-name="P4"><text:span text:style-name="T3">Пароль postgres</text:span></text:p>
        </text:list-item>
        <text:list-item>
          <text:p text:style-name="P4"><text:span text:style-name="T3"><text:s/>Общие свойства</text:span></text:p>
        </text:list-item>
        <text:list-item>
          <text:p text:style-name="P4"><text:span text:style-name="T3">Период синхронизации 1 секунда</text:span></text:p>
        </text:list-item>
        <text:list-item>
          <text:p text:style-name="P5"/>
        </text:list-item>
        <text:list-item>
          <text:p text:style-name="P5"/>
        </text:list-item>
        <text:list-item>
          <text:p text:style-name="P8"/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charset="x-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FreeSans" svg:font-family="FreeSans" style:font-family-generic="system" style:font-pitch="variable"/>
    <style:font-face style:name="Symbol1" svg:font-family="Symbol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0pt" fo:language="ru" fo:country="RU" style:letter-kerning="false" style:font-name-asian="Tahoma" style:font-size-asian="10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0pt" fo:language="ru" fo:country="RU" style:letter-kerning="false" style:font-name-asian="Tahoma" style:font-size-asian="10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text-align="start" style:justify-single-word="false" fo:orphans="0" fo:widows="0" style:writing-mode="lr-tb"/>
      <style:text-properties fo:color="#00000a" style:font-name="Liberation Serif" fo:font-family="'Liberation Serif'" style:font-family-generic="roman" style:font-pitch="variable" fo:font-size="12pt" fo:language="ru" fo:country="RU" style:font-name-asian="Tahoma" style:font-family-asian="Tahoma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Tahoma" style:font-family-asian="Tahoma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Heading" style:default-outline-level="" style:class="text"/>
    <style:style style:name="Heading_20_2" style:display-name="Heading 2" style:family="paragraph" style:parent-style-name="Heading" style:default-outline-level="" style:class="text"/>
    <style:style style:name="Heading_20_3" style:display-name="Heading 3" style:family="paragraph" style:parent-style-name="Heading" style:default-outline-level="" style:class="text"/>
    <style:style style:name="Quotations" style:family="paragraph" style:parent-style-name="Standard" style:default-outline-level="" style:class="html"/>
    <style:style style:name="Title" style:family="paragraph" style:parent-style-name="Heading" style:default-outline-level="" style:class="chapter"/>
    <style:style style:name="Subtitle" style:family="paragraph" style:parent-style-name="Heading" style:default-outline-level="" style:class="chapter"/>
    <style:style style:name="ListLabel_20_1" style:display-name="ListLabel 1" style:family="text">
      <style:text-properties style:font-name="Times New Roman" fo:font-family="'Times New Roman'" style:font-family-generic="roman" style:font-pitch="variable" fo:font-size="11pt" fo:font-weight="bold" style:font-size-asian="11pt" style:font-weight-asian="bold"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="Times New Roman" fo:font-family="'Times New Roman'" style:font-family-generic="roman" style:font-pitch="variable" fo:font-size="11pt" fo:font-weight="bold" style:font-size-asian="11pt" style:font-weight-asian="bold" style:font-name-complex="Symbol1" style:font-family-complex="Symbol" style:font-family-generic-complex="system" style:font-pitch-complex="variable"/>
    </style:style>
    <style:style style:name="ListLabel_20_3" style:display-name="ListLabel 3" style:family="text">
      <style:text-properties style:font-name="Times New Roman" fo:font-family="'Times New Roman'" style:font-family-generic="roman" style:font-pitch="variable" fo:font-size="11pt" fo:font-weight="bold" style:font-size-asian="11pt" style:font-weight-asian="bold" style:font-name-complex="Symbol1" style:font-family-complex="Symbol" style:font-family-generic-complex="system" style:font-pitch-complex="variable"/>
    </style:style>
    <style:style style:name="ListLabel_20_4" style:display-name="ListLabel 4" style:family="text">
      <style:text-properties fo:font-size="11pt" fo:font-weight="bold" style:font-size-asian="11pt" style:font-weight-asian="bold" style:font-name-complex="Symbol1" style:font-family-complex="Symbol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4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54" style:layout-grid-base-height="0.423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language>ru-RU</dc:language>
    <dc:date>2020-05-29T12:32:27</dc:date>
    <meta:editing-cycles>7</meta:editing-cycles>
    <meta:editing-duration>PT1H9M</meta:editing-duration>
    <meta:generator>LibreOffice/6.4.3.2$Linux_X86_64 LibreOffice_project/40$Build-2</meta:generator>
    <meta:document-statistic meta:table-count="0" meta:image-count="0" meta:object-count="0" meta:page-count="5" meta:paragraph-count="116" meta:word-count="676" meta:character-count="4766" meta:non-whitespace-character-count="4245"/>
  </office:meta>
</office:document-meta>
</file>